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25ebb" officeooo:paragraph-rsid="000d2c9f"/>
    </style:style>
    <style:style style:name="P2" style:family="paragraph" style:parent-style-name="Standard">
      <style:text-properties officeooo:rsid="000d2c9f" officeooo:paragraph-rsid="000d2c9f"/>
    </style:style>
    <style:style style:name="P3" style:family="paragraph" style:parent-style-name="Heading_20_3">
      <style:text-properties officeooo:rsid="00225ebb" officeooo:paragraph-rsid="000d2c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mulas</text:p>
      <text:p text:style-name="P2"/>
      <text:h text:style-name="P3" text:outline-level="3">The Kid Who Knew the Sum</text:h>
      <text:p text:style-name="P1">The story goes, in Germany a couple of hundred years ago there was a lazy schoolteacher who assigned his young pupils the task of adding all the numbers from 1 to 100. He figured this would get him a break and the kids started off scribbling on their little chalkboards. But in a minute or so, little Carl came up to the teacher with the correct answer. This is a true story (Carl's last name was Gauss) and it leads to the formula for the sum of an arithmetic series. But using programming, we can get the answer by brute force (the way the other students in Carl's class were no doubt doing i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20:17:00.118000000</meta:creation-date>
    <dc:date>2016-12-19T20:17:29.301000000</dc:date>
    <meta:editing-duration>PT29S</meta:editing-duration>
    <meta:editing-cycles>1</meta:editing-cycles>
    <meta:document-statistic meta:table-count="0" meta:image-count="0" meta:object-count="0" meta:page-count="1" meta:paragraph-count="3" meta:word-count="121" meta:character-count="630" meta:non-whitespace-character-count="511"/>
    <meta:generator>LibreOffice/5.0.3.2$Windows_x86 LibreOffice_project/e5f16313668ac592c1bfb310f4390624e3dbfb75</meta:generator>
  </office:meta>
</office:document-meta>
</file>